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54.41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Testcase</text:p>
          </table:table-cell>
          <table:table-cell table:style-name="ce1" office:value-type="string" calcext:value-type="string">
            <text:p>Worked(Yes/No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me Page with text box to write a cod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lear functionality(When clicked clear button the comments text box should become blank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ample codes(They should be codes in it in assebly language)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Tab switching in sample codes section and showing various code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Help page with all functionalities written in it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Title bar working perfectly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Naigation is flexibl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This App is responsiv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djustment of any textbox is possible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ade it attractive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20:53:43.186576097</meta:creation-date>
    <dc:date>2019-06-18T21:02:42.518179357</dc:date>
    <meta:editing-duration>PT9M1S</meta:editing-duration>
    <meta:editing-cycles>1</meta:editing-cycles>
    <meta:document-statistic meta:table-count="1" meta:cell-count="33" meta:object-count="0"/>
    <meta:generator>LibreOffice/6.0.7.3$Linux_X86_64 LibreOffice_project/00m0$Build-3</meta:generator>
  </office:meta>
</office:document-meta>
</file>